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ProfileManag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teProfile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ProfileManager.getCopletInstanceData( String cople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ProfileManager.getUserProfile( String layout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teProfileManager.prepareObject( Object object , PortalService servic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iteProfileManager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ProfileManager.getCopletInstanceData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ProfileManager.isSourceNotFoundException( Throwable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teProfileManager.buildKey( String category , String profileType , UserInfo info , boolean loa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teProfileManager.getCopletData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ProfileManager.register( Layout lay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teProfileManager.getGlobalDatas( final ProfileLS loader , final UserInfo info , final PortalService service , final UserProfile pro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iteProfileManager.getUs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teProfileManager.getPortalLayout( String layoutKey , String layout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iteProfileManager.storeProfile( Layout rootLayout , String layout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teProfileManager.getSit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ProfileManager.getGlobalBaseDatas( final ProfileLS loader , final UserInfo info , final PortalService servi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iteProfileManager.register( CopletInstanceData cop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teProfileManag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teProfileManager.unregister( Layout lay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teProfileManag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ProfileManager.getCopletInstanceData( CopletData 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teProfileManager.log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teProfileManager.getSiteProfile( final ProfileLS loader , final UserInfo info , final PortalService service , final UserProfileInfo storedProfil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4">
            <text:p text:style-name="Table_20_Contents">24</text:p>
          </table:table-cell>
          <table:table-cell office:value-type="float" office:value="88">
            <text:p text:style-name="Table_20_Contents">88</text:p>
          </table:table-cell>
        </table:table-row>
        <table:table-row>
          <table:table-cell office:value-type="string">
            <text:p text:style-name="Table_20_Contents">SiteProfileManager.getCopletData( String copletData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ProfileManager.loadProfile( final String layout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iteProfileManager.unregister( CopletInstanceData cop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